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9.47mm" fo:break-before="auto" style:use-optimal-row-height="true"/>
    </style:style>
    <style:style style:name="ro3" style:family="table-row">
      <style:table-row-properties style:row-height="11.8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0.06pt solid #000000" fo:border-left="0.06pt solid #000000" fo:border-right="none" fo:border-top="0.06pt solid #000000"/>
    </style:style>
    <style:style style:name="ce16" style:family="table-cell" style:parent-style-name="Default">
      <style:table-cell-properties fo:border-bottom="none" fo:border-left="0.06pt solid #000000" fo:border-right="none" fo:border-top="none"/>
    </style:style>
    <style:style style:name="ce8" style:family="table-cell" style:parent-style-name="Default">
      <style:table-cell-properties fo:border-bottom="0.06pt solid #000000" fo:border-left="none" fo:border-right="none" fo:border-top="0.06pt solid #000000"/>
    </style:style>
    <style:style style:name="ce7" style:family="table-cell" style:parent-style-name="Default">
      <style:table-cell-properties fo:border-bottom="0.06pt solid #000000" fo:border-left="none" fo:border-right="none" fo:border-top="none"/>
    </style:style>
    <style:style style:name="ce6" style:family="table-cell" style:parent-style-name="Default">
      <style:table-cell-properties fo:border-bottom="none" fo:border-left="none" fo:border-right="none" fo:border-top="0.06pt solid #000000"/>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1" style:family="table-cell" style:parent-style-name="Default">
      <style:table-cell-properties fo:border-bottom="0.06pt solid #000000" fo:border-left="none" fo:border-right="0.06pt solid #000000" fo:border-top="none"/>
    </style:style>
    <style:style style:name="ce12" style:family="table-cell" style:parent-style-name="Default" style:data-style-name="N11">
      <style:table-cell-properties fo:border-bottom="0.06pt solid #000000" fo:border-left="none" fo:border-right="0.06pt solid #000000" fo:border-top="0.06pt solid #000000"/>
    </style:style>
    <style:style style:name="ce24" style:family="table-cell" style:parent-style-name="Default">
      <style:table-cell-properties fo:border-bottom="none"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https://www.ncbi.nlm.nih.gov/pmc/articles/PMC2527668/</text:p>
          </table:table-cell>
          <table:table-cell table:style-name="ce8" office:value-type="string" calcext:value-type="string">
            <text:p>US online national library of medicine</text:p>
          </table:table-cell>
          <table:table-cell table:style-name="ce8" office:value-type="string" calcext:value-type="string">
            <text:p>Article</text:p>
          </table:table-cell>
          <table:table-cell table:style-name="ce6" office:value-type="string" calcext:value-type="string">
            <text:p><text:s/>National Institute of Health, US</text:p>
          </table:table-cell>
          <table:table-cell table:style-name="ce6" office:value-type="string" calcext:value-type="string">
            <text:p> One of the major challenges in drug delivery is to get the drug at the place it is needed in the body thereby avoiding potential side effects to non diseased organs. This is especially challenging in cancer treatment where the tumor may be localized as distinct metastases in various organs. The non restricted (cyto)toxicity of chemotherapeutics thus limits the full use of their therapeutic potential. Local drug delivery or drug targeting results in increased local drug concentrations and provides strategies for more specific therapy. Nanoparticles have specific particles as tools to enable these strategies. These include benefits such as their small size which allows penetration of cell membranes, binding and stabilization of proteins, and lysosomal escape after endocytosis. The entrapment of chemotherapeutics in nanosized formulations like liposomes has been already subject of study for considerable time (reviews: Crommelin and Storm 2003; Metselaar and Storm 2005; Minko et al 2006). Liposomes as nanosized phospholipid “fatty” structures have the advantage of being small, flexible and biocompatible thus being able to pass along the smallest arterioles and endothelial fenestrations without causing clotting. Now also other materials, including various (co-)polymers and dendrimers at the nanosize range have become available to alter the distribution of encapsulated or attached drugs.</text:p>
            <text:p/>
            <text:p>One of the therapeutics under intensive study is paclitaxel (taxol). For paclitaxel the nanoparticle formulation resulted in enhanced cytotoxicity for tumor cells in vitro, and at the same time an increased sustainable therapeutic efficacy in an in vivo animal model (Win and Feng 2006). The paclitaxel was encapsulated in vitamin E TPGS-emulsified poly (D,L-lactic-co-glycolic acid) (PLGA) nanoparticles, and this system resulted in a higher and prolonged level above the effective concentration in vivo, reflected in an increased area under the curve (AUC)</text:p>
            <text:p/>
            <text:p>Apart from size the surface chemistry of particles is of crucial importance in particle uptake, distribution and effects.</text:p>
          </table:table-cell>
          <table:table-cell table:style-name="ce6" office:value-type="string" calcext:value-type="string">
            <text:p>English</text:p>
          </table:table-cell>
          <table:table-cell table:style-name="ce6" office:value-type="string" calcext:value-type="string">
            <text:p><text:s/>In Personalized Medicine, unlike chemotheraphy or radiation, there are little to no side effects</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4"/>
          <table:table-cell table:style-name="ce7"/>
          <table:table-cell table:style-name="ce9" office:value-type="string" calcext:value-type="string">
            <text:p><text:s/></text:p>
          </table:table-cell>
          <table:table-cell table:style-name="ce7" table:number-columns-repeated="3"/>
          <table:table-cell table:style-name="ce7" office:value-type="string" calcext:value-type="string">
            <text:p><text:s/></text:p>
          </table:table-cell>
          <table:table-cell table:style-name="ce7" table:number-columns-repeated="3"/>
          <table:table-cell table:style-name="ce11"/>
          <table:table-cell table:number-columns-repeated="14"/>
        </table:table-row>
        <table:table-row table:style-name="ro1">
          <table:table-cell table:style-name="ce5" office:value-type="string" calcext:value-type="string">
            <text:p><text:s/></text:p>
          </table:table-cell>
          <table:table-cell table:number-columns-repeated="5" table:style-name="ce8" office:value-type="string" calcext:value-type="string">
            <text:p><text:s/></text:p>
          </table:table-cell>
          <table:table-cell table:style-name="ce8" office:value-type="string" calcext:value-type="string">
            <text:p><text:s text:c="3"/></text:p>
          </table:table-cell>
          <table:table-cell table:number-columns-repeated="3" table:style-name="ce8" office:value-type="string" calcext:value-type="string">
            <text:p><text:s/></text:p>
          </table:table-cell>
          <table:table-cell table:style-name="ce12" office:value-type="string" calcext:value-type="string">
            <text:p><text:s/></text:p>
          </table:table-cell>
          <table:table-cell table:number-columns-repeated="14"/>
        </table:table-row>
        <table:table-row table:style-name="ro1">
          <table:table-cell table:style-name="ce5" office:value-type="string" calcext:value-type="string">
            <text:p><text:s/></text:p>
          </table:table-cell>
          <table:table-cell table:number-columns-repeated="9" table:style-name="ce8" office:value-type="string" calcext:value-type="string">
            <text:p><text:s/></text:p>
          </table:table-cell>
          <table:table-cell table:style-name="ce12"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3">
          <table:table-cell table:style-name="ce3" office:value-type="string" calcext:value-type="string">
            <text:p><text:a xlink:href="http://cen.acs.org//articles/90/i23/Tiny-Tech-Treat-Cancer.html" xlink:type="simple">http://cen.acs.org//articles/90/i23/Tiny-Tech-Treat-Cancer.html</text:a></text:p>
          </table:table-cell>
          <table:table-cell table:style-name="ce6" office:value-type="string" calcext:value-type="string">
            <text:p>On line magazine about chemical and engineering news</text:p>
          </table:table-cell>
          <table:table-cell table:style-name="ce6" office:value-type="string" calcext:value-type="string">
            <text:p>Article</text:p>
          </table:table-cell>
          <table:table-cell table:style-name="ce6" office:value-type="string" calcext:value-type="string">
            <text:p>American Chemical Sociate</text:p>
          </table:table-cell>
          <table:table-cell table:style-name="ce6" office:value-type="string" calcext:value-type="string">
            <text:p> When fighting an enemy as deadly and resilient as cancer, doctors use powerful medical weaponry: Excise the tumors. Blast them with radiation. Choke them with chemotherapy. When physicians take this scorched-earth approach, as they often have to, they hope they can kill the cancer without also killing their patients.</text:p>
            <text:p>“Patients at times will decline therapies because undergoing them is so painful,” says Piotr Grodzinski, a director of the National Cancer Institute’s Alliance for Nanotechnology in Cancer. “Chemotherapies used right now are applied systemically—they impact diseased tissue as well as healthy tissue,” he explains. That could change by bringing a therapy directly to the cancer.</text:p>
            <text:p>A new generation of nanoparticle-based therapies aims to do just that. By virtue of their small size and, in some cases, their chemical composition, these nanoscale therapeutics can slip into tumors and even individual cancer cells while steering clear of healthy tissue.</text:p>
          </table:table-cell>
          <table:table-cell table:style-name="ce6" office:value-type="string" calcext:value-type="string">
            <text:p>English</text:p>
          </table:table-cell>
          <table:table-cell table:style-name="ce6" office:value-type="string" calcext:value-type="string">
            <text:p><text:s/>In Personalized Medicine, unlike chemotheraphy or radiation, there are little to no side effects</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16"/>
          <table:table-cell office:value-type="string" calcext:value-type="string">
            <text:p><text:s/></text:p>
          </table:table-cell>
          <table:table-cell table:number-columns-repeated="8"/>
          <table:table-cell table:style-name="ce24"/>
          <table:table-cell table:number-columns-repeated="14"/>
        </table:table-row>
        <table:table-row table:style-name="ro1">
          <table:table-cell table:style-name="ce4"/>
          <table:table-cell table:style-name="ce7" table:number-columns-repeated="9"/>
          <table:table-cell table:style-name="ce11"/>
          <table:table-cell table:number-columns-repeated="14"/>
        </table:table-row>
        <table:table-row table:style-name="ro1" table:number-rows-repeated="6">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30">00/00/0000</text:date>, <text:time style:data-style-name="N2" text:time-value="12:28:19.9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4-30T14:36:48.066000000</dc:date>
    <meta:editing-duration>PT54M11S</meta:editing-duration>
    <meta:editing-cycles>8</meta:editing-cycles>
    <meta:generator>LibreOffice/5.3.2.2$Windows_x86 LibreOffice_project/6cd4f1ef626f15116896b1d8e1398b56da0d0ee1</meta:generator>
    <meta:document-statistic meta:table-count="1" meta:cell-count="61" meta:object-count="0"/>
  </office:meta>
</office:document-meta>
</file>